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b2ea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b2eae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b2eae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b2eae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لُقْمَـٰنَ]</text:h>
      <text:p text:style-name="P2" loext:marker-style-name="T1"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 </text:span><text:span text:style-name="T1">أَلَٓم؋ّٓؐ تِلْكَ ءَايَـٰتُ </text:span><text:span text:style-name="T4">۴</text:span><text:span text:style-name="T1">لْكِتَـٰبِ </text:span><text:span text:style-name="T4">۱</text:span><text:span text:style-name="T1">لْحَكِيمِ </text:span><text:span text:style-name="T2">(1)</text:span><text:span text:style-name="T1"> هُديً وَرَحْمَةً ڤِّڤْمُحْسِنِينَ </text:span><text:span text:style-name="T2">(2)</text:span><text:span text:style-name="T1"> </text:span><text:span text:style-name="T4">۰</text:span><text:span text:style-name="T1">لذِينَ يُقِيمُونَ </text:span><text:span text:style-name="T4">۰</text:span><text:span text:style-name="T1">لصَّلَوٰةَ وَيُوتُونَ </text:span><text:span text:style-name="T4">۰</text:span><text:span text:style-name="T1">لزَّكَوٰةَ وَهُم بِالاَخِرَةِ هُمْ يُوقِنُونَؐ </text:span><text:span text:style-name="T2">(3)</text:span><text:span text:style-name="T1"> ٱُوْلَئِــكَ عَلَــيٰ هُديً مِّن رَّبِّهِمْؐ وَٱُوْلَئِــكَ هُمُ </text:span><text:span text:style-name="T4">۴</text:span><text:span text:style-name="T1">ڤْمُفْڤِحُونَؐ </text:span><text:span text:style-name="T2">(4)</text:span><text:span text:style-name="T1"> وَمِنَ </text:span><text:span text:style-name="T4">۰</text:span><text:span text:style-name="T1">لنَّاسِ مَنْ يَّشْتَرۣى لَهْوَ </text:span><text:span text:style-name="T4">۰</text:span><text:span text:style-name="T1">لْحَدِيثِ لِيُضِلَّ عَن سَبِيـلِ </text:span><text:span text:style-name="T4">۱</text:span><text:span text:style-name="T1">للَّهِ بِغَيْرۣ عِلْمٍ وَيَتَّخِذُهَا هُزُؤاٗؐ </text:span><text:span text:style-name="T4">۷</text:span><text:span text:style-name="T1">وْلَئِــكَ لَهُمْ عَذَابٌ مُّهِينٌؐ </text:span><text:span text:style-name="T2">(5)</text:span><text:span text:style-name="T1"> وَإِذَا تُتْلۭــيٰ عَلَيْهِ ءَايَـٰتُنَا وَلّۭــيٰ مُسْتَكْبِراً كَأَن لَّمْ يَسْمَعْهَا كَأَنَّ فِىٓ ٱُذْنَيْهِ وَقْراًؐ فَبَشِّرْهُ بِعَذَابٖ اَلِيمٖؐ </text:span><text:span text:style-name="T2">(6)</text:span><text:span text:style-name="T1"> اِنَّ </text:span><text:span text:style-name="T4">۰</text:span><text:span text:style-name="T1">لذِينَ ءَامَنُواْ وَعَمِلُواْ </text:span><text:span text:style-name="T4">۴</text:span><text:span text:style-name="T1">ڤصَّـٰڤِحَـٰتِ لَهُمْ جَنَّـٰتُ </text:span><text:span text:style-name="T4">۴</text:span><text:span text:style-name="T1">لنَّعِيمِ </text:span><text:span text:style-name="T2">(7)</text:span></text:p>
      <text:p text:style-name="P3" loext:marker-style-name="T1"/>
      <text:p text:style-name="P4" loext:marker-style-name="T1"><text:span text:style-name="T1">421</text:span></text:p>
      <text:p text:style-name="P2" loext:marker-style-name="T1"><text:span text:style-name="T1">خَـٰلِدِينَ فِيهَاؐ وَعْدَ </text:span><text:span text:style-name="T4">۰</text:span><text:span text:style-name="T1">للَّهِ حَقّاًؐ وَهُوَ </text:span><text:span text:style-name="T4">۰</text:span><text:span text:style-name="T1">لْعَزۣيزُ </text:span><text:span text:style-name="T4">۴</text:span><text:span text:style-name="T1">لْحَكِيمُؐ </text:span><text:span text:style-name="T2">(8)</text:span><text:span text:style-name="T1"> خَلَــقَ </text:span><text:span text:style-name="T4">۰</text:span><text:span text:style-name="T1">لسَّمَـٰوَ؛تِ بِغَيْرۣ عَمَدٍؐ تَرَوْنَهَاؐ وَأَلْقۭيٰ فِى </text:span><text:span text:style-name="T4">۱</text:span><text:span text:style-name="T1">لاَرْضِ رَوَ؛سِيَ أَن تَمِيدَ بِكُمْ وَبَثَّ فِيهَا مِــن كُــلّۣ دَآبَّةٍؐ وَأَنزَلْنَا مِنَ </text:span><text:span text:style-name="T4">۰</text:span><text:span text:style-name="T1">لسَّمَآءِ مَآءً فَأَنۢبَتْنَا فِيهَا مِــن كُلِّ زَوْجٍ كَرۣيمٖؐ </text:span><text:span text:style-name="T2">(9)</text:span><text:span text:style-name="T1"> ® هَـٰذَا خَلْــقُ </text:span><text:span text:style-name="T4">۴</text:span><text:span text:style-name="T1">للَّهِؐ فَأَرُونِى مَاذَا خَلَــقَ </text:span><text:span text:style-name="T4">۰</text:span><text:span text:style-name="T1">لذِينَ مِن دُونِهِؐ” بَلِ </text:span><text:span text:style-name="T4">۱</text:span><text:span text:style-name="T1">لظَّـٰلِمُونَ فِى ضَچَلٍ مُّبِينٍؐ </text:span><text:span text:style-name="T2">(10)</text:span><text:span text:style-name="T1"> وَلَقَدَ —اتَيْنَا لُقْمَـٰنَ </text:span><text:span text:style-name="T4">۰</text:span><text:span text:style-name="T1">لْحِكْمَةَ أَنُ </text:span><text:span text:style-name="T4">۶</text:span><text:span text:style-name="T1">شْكُرْ لِلهِؐ وَمَنْ يَّشْكُرْ فَإِنَّمَا يَشْكُرُ لِنَفْسِهِؐ” وَمَــن كَفَرَ فَإِنَّ </text:span><text:span text:style-name="T4">۰</text:span><text:span text:style-name="T1">للَّهَ غَنِــيّﹲ حَمِيدٌؐ </text:span><text:span text:style-name="T2">(11)</text:span><text:span text:style-name="T1"> وَإِذْ قَالَ لُقْمَـٰنُ لِابْنِهِ” وَهُوَ يَعِظُهُ„ يَـٰبُنَــيّۣ لاَ تُشْرۣكككْ بِاللَّهِؐ إِنَّ </text:span><text:span text:style-name="T4">۰</text:span><text:span text:style-name="T1">لشِّرْكككَ لَظُلْم٘ عَظِيمٌؐ </text:span><text:span text:style-name="T2">(12)</text:span><text:span text:style-name="T1"> وَوَصَّيْنَا </text:span><text:span text:style-name="T4">۰</text:span><text:span text:style-name="T1">لِانسَـٰنَ بِوَ؛لِدَيْهِؐ حَمَلَتْهُ ٱُمُّهُ„ وَهْناٗ عَلَيٰ وَهْنٍؐ وَفِصَـٰلُهُ„ فِى عَامَيْنِؐ أَنُ </text:span><text:span text:style-name="T4">۶</text:span><text:span text:style-name="T1">شْكُرْ لِى وَلِوَ؛لِدَيْكَؐ إِلَيَّ </text:span><text:span text:style-name="T4">۰</text:span><text:span text:style-name="T1">لْمَصِيرُؐ </text:span><text:span text:style-name="T2">(13)</text:span><text:span text:style-name="T1"> وَإِن جَـٰهَدَ؛كَ عَلَيٰٓ أَن تُشْرۣكككَ بِى مَا لَيْــسَ لَــكَ بِهِ” عِلْمٌ فَلاَ تُطِعْهُمَاؐ وَصَاحِبْهُمَا فِى </text:span><text:span text:style-name="T4">۱</text:span><text:span text:style-name="T1">لدُّنْيۭا مَعْرُوفاًؐ وَاتَّبِعْ سَبِيلَ مَنَ اَنَابَ إِلَيَّؐ ثُمَّ إِلَيَّ مَرْجِعُكُمْ فَٱُنَبِّيؖكُم بِمَا كُنتُمْ تَعْمَلُونَؐ </text:span><text:span text:style-name="T2">(14)</text:span><text:span text:style-name="T1"> يَـٰبُنَيِّ إِنَّهَآ إِن تَكُ مِثْقَالُ حَبَّةٍ</text:span></text:p>
      <text:p text:style-name="P3" loext:marker-style-name="T1"/>
      <text:p text:style-name="P4" loext:marker-style-name="T1"><text:span text:style-name="T1">422</text:span></text:p>
      <text:p text:style-name="P2" loext:marker-style-name="T1"><text:span text:style-name="T1">مِّنْ خَرْدَلٍ فَتَكُـن فِى صَخْرَةٖ اَوْ فِى </text:span><text:span text:style-name="T4">۱</text:span><text:span text:style-name="T1">لسَّمَـٰوَ؛تِ أَوْ فِى </text:span><text:span text:style-name="T4">۱</text:span><text:span text:style-name="T1">لاَرْضِ يَاتِ بِهَا </text:span><text:span text:style-name="T4">۰</text:span><text:span text:style-name="T1">للَّهُؐ إِنَّ </text:span><text:span text:style-name="T4">۰</text:span><text:span text:style-name="T1">للَّهَ لَطِيف٘ خَبِيرٌؐ </text:span><text:span text:style-name="T2">(15)</text:span><text:span text:style-name="T1"> يَـٰبُنَيِّ أَقِمِ </text:span><text:span text:style-name="T4">۱</text:span><text:span text:style-name="T1">لصَّلَوٰةَؐ وَامُرْ بِالْمَعْرُوفِؐ وَانْهَ عَـنِ </text:span><text:span text:style-name="T4">۱</text:span><text:span text:style-name="T1">لْمُنكَرۣؐ وَاصْبِرْ عَلَيٰ مَآ أَصَابَــكَؐ إِنَّ ذَ؛لِكَ مِنْ عَزْمِ </text:span><text:span text:style-name="T4">۱</text:span><text:span text:style-name="T1">لاُمُورۣؐ </text:span><text:span text:style-name="T2">(16)</text:span><text:span text:style-name="T1"> وَلاَ تُصَـٰعِرْ خَدَّكَ لِلنَّاسِؐ وَلاَ تَمْشِ فِى </text:span><text:span text:style-name="T4">۱</text:span><text:span text:style-name="T1">لاَرْضِ مَرَحاٗؐ اِنَّ </text:span><text:span text:style-name="T4">۰</text:span><text:span text:style-name="T1">للَّهَ لاَ يُحِــبُّ كُــلَّ مُخْتَالٍ فَخُورٍؐ </text:span><text:span text:style-name="T2">(17)</text:span><text:span text:style-name="T1"> وَاقْصِدْ فِى مَشْيِــكَؐ وَاغْضُضْ مِن صَوْتِــكَؐ إِنَّ أَنكَرَ </text:span><text:span text:style-name="T4">۰</text:span><text:span text:style-name="T1">لاَصْوَ؛تِ لَصَوْتُ </text:span><text:span text:style-name="T4">۴</text:span><text:span text:style-name="T1">لْحَمِيرۣؐ </text:span><text:span text:style-name="T2">(18)</text:span><text:span text:style-name="T1"> أَلَمْ تَرَوَاْ اَنَّ </text:span><text:span text:style-name="T4">۰</text:span><text:span text:style-name="T1">للَّهَ سَخَّرَ لَكُم مَّا فِى </text:span><text:span text:style-name="T4">۱</text:span><text:span text:style-name="T1">لسَّمَـٰوَ؛تِ وَمَا فِى </text:span><text:span text:style-name="T4">۱</text:span><text:span text:style-name="T1">لاَرْضِ وَأَسْبَغَ عَلَيْكُمْ نِعَمَهُ„ ظَـٰهِرَةً وَبَاطِنَةًؐ وَمِــنَ </text:span><text:span text:style-name="T4">۰</text:span><text:span text:style-name="T1">لنَّاسِ مَنْ يُّجَـٰدِلُ فِى </text:span><text:span text:style-name="T4">۱</text:span><text:span text:style-name="T1">للَّهِ بِغَيْرۣ عِلْمٍ وَلاَ هُديً وَلاَ كِتَـٰــبٍ مُّنِيرٍؐ </text:span><text:span text:style-name="T2">(19)</text:span><text:span text:style-name="T1"> وَإِذَا قِيــلَ لَهُمُ èتَّبِعُواْ مَآ أَنزَلَ </text:span><text:span text:style-name="T4">۰</text:span><text:span text:style-name="T1">للَّهُ قَالُواْ بَلْ نَتَّبِعُ مَا وَجَدْنَا عَلَيْهِ ءَابَآءَنَآؐ أَوَلَوْ كَانَ </text:span><text:span text:style-name="T4">۰</text:span><text:span text:style-name="T1">لشَّيْطَـٰنُ يَدْعُوهُمُ; إِلَــيٰ عَذَابببِ </text:span><text:span text:style-name="T4">۱</text:span><text:span text:style-name="T1">لسَّعِيرۣؐ </text:span><text:span text:style-name="T2">(20)</text:span><text:span text:style-name="T1"> ¤ وَمَـنْ يُّسْلِمْ وَجْهَهُ; إِلَــي </text:span><text:span text:style-name="T4">۰</text:span><text:span text:style-name="T1">للَّهِ وَهُوَ مُحْسِنٌ فَقَدِ 'سْتَمْسَــكَ بِالْعُرْوَةِ </text:span><text:span text:style-name="T4">۱</text:span><text:span text:style-name="T1">لْوُثْقۭيٰؐ وَإِلَــي </text:span><text:span text:style-name="T4">۰</text:span><text:span text:style-name="T1">للَّهِ عَـٰقِبَةُ </text:span><text:span text:style-name="T4">۴</text:span><text:span text:style-name="T1">لاُمُورۣؐ </text:span><text:span text:style-name="T2">(21)</text:span><text:span text:style-name="T1"> وَمَــن كَفَرَ فَلاَ يُحْزۣنكَ كُفْرُهُؐ; إِلَيْنَا مَرْجِعُهُمْ</text:span></text:p>
      <text:p text:style-name="P3" loext:marker-style-name="T1"/>
      <text:p text:style-name="P4" loext:marker-style-name="T1"><text:span text:style-name="T1">42</text:span></text:p>
      <text:p text:style-name="P2" loext:marker-style-name="T1"><text:span text:style-name="T1">فَنُنَبِّيؖهُم بِمَا عَمِلُوٓاْؐ إِنَّ </text:span><text:span text:style-name="T4">۰</text:span><text:span text:style-name="T1">للَّهَ عَلِيمٛ بِذَاتِ </text:span><text:span text:style-name="T4">۱</text:span><text:span text:style-name="T1">لصُّدُورۣؐ </text:span><text:span text:style-name="T2">(22)</text:span><text:span text:style-name="T1"> نُمَتِّعُهُمْ قَلِيلًا ثُمَّ نَضْطَرُّهُمُ; إِلَــيٰ عَذَابببٖ غَلِيظٍؐ </text:span><text:span text:style-name="T2">(23)</text:span><text:span text:style-name="T1"> وَلَـئِــن سَأَلْتَهُم مَّــنْ خَلَــقَ </text:span><text:span text:style-name="T4">۰</text:span><text:span text:style-name="T1">لسَّمَـٰوَ؛تِ وَالاَرْضَ لَيَقُولُــنَّ </text:span><text:span text:style-name="T4">۰</text:span><text:span text:style-name="T1">للَّهُؐ قُلِ </text:span><text:span text:style-name="T4">۱</text:span><text:span text:style-name="T1">لْحَمْدُ لِلهِؐ بَــلَ اَكْثَرُهُمْ لاَ يَعْلَمُونَؐ </text:span><text:span text:style-name="T2">(24)</text:span><text:span text:style-name="T1"> لِلهِ مَا فِى </text:span><text:span text:style-name="T4">۱</text:span><text:span text:style-name="T1">لسَّمَـٰوَ؛تِ وَالاَرْضِؐ إِنَّ </text:span><text:span text:style-name="T4">۰</text:span><text:span text:style-name="T1">للَّهَ هُوَ </text:span><text:span text:style-name="T4">۰</text:span><text:span text:style-name="T1">لْغَنِــيُّ </text:span><text:span text:style-name="T4">۴</text:span><text:span text:style-name="T1">لْحَمِيدُؐ </text:span><text:span text:style-name="T2">(25)</text:span><text:span text:style-name="T1"> وَلَوَ اَنَّمَا فِى </text:span><text:span text:style-name="T4">۱</text:span><text:span text:style-name="T1">لاَرْضِ مِن شَجَرَةٖ اَقْچَمٌ وَاڤْبَحْرُ يَمُدُّهُ„ مِـنۢ بَعْدِهِ” سَبْعَةُ أَبْحُرٍ مَّا نَفِدَتْ كَلِمَـٰتُ </text:span><text:span text:style-name="T4">۴</text:span><text:span text:style-name="T1">للَّهِؐ إِنَّ </text:span><text:span text:style-name="T4">۰</text:span><text:span text:style-name="T1">للَّهَ عَزۣيز٘ حَكِيمٌؐ </text:span><text:span text:style-name="T2">(26)</text:span><text:span text:style-name="T1"> مَّا خَلْقُكُمْ وَلاَ بَعْثُكُمُ; إِلاَّ كَنَفْسٍ وَ؛حِدَةٖؐ اِنَّ </text:span><text:span text:style-name="T4">۰</text:span><text:span text:style-name="T1">للَّهَ سَمِيعٛ بَصِير٘ؐ </text:span><text:span text:style-name="T2">(27)</text:span><text:span text:style-name="T1"> اَلَمْ تَرَ أَنَّ </text:span><text:span text:style-name="T4">۰</text:span><text:span text:style-name="T1">للَّهَ يُولِجُ </text:span><text:span text:style-name="T4">۴</text:span><text:span text:style-name="T1">ليْلَ فِى </text:span><text:span text:style-name="T4">۱</text:span><text:span text:style-name="T1">لنَّهۭارۣ وَيُولِجُ </text:span><text:span text:style-name="T4">۴</text:span><text:span text:style-name="T1">لنَّهَارَ فِى </text:span><text:span text:style-name="T4">۱</text:span><text:span text:style-name="T1">ليْلِ وَسَخَّرَ </text:span><text:span text:style-name="T4">۰</text:span><text:span text:style-name="T1">لشَّمْسَ وَالْقَمَرَ كُلٌّ يَجْرۣىٓ إِلَيٰٓ أَجَــلٍ مُّسَمّيً وَأَنَّ </text:span><text:span text:style-name="T4">۰</text:span><text:span text:style-name="T1">للَّهَ بِمَا تَعْمَلُونَ خَبِيرٌؐ </text:span><text:span text:style-name="T2">(28)</text:span><text:span text:style-name="T1"> ذَ؛لِــكَ بِأَنَّ </text:span><text:span text:style-name="T4">۰</text:span><text:span text:style-name="T1">للَّهَ هُوَ </text:span><text:span text:style-name="T4">۰</text:span><text:span text:style-name="T1">لْحَقُّ وَأَنَّ مَا تَدْعُونَ مِن دُونِهِ </text:span><text:span text:style-name="T4">۱</text:span><text:span text:style-name="T1">لْبَـٰطِلُ وَأَنَّ </text:span><text:span text:style-name="T4">۰</text:span><text:span text:style-name="T1">للَّهَ هُوَ </text:span><text:span text:style-name="T4">۰</text:span><text:span text:style-name="T1">لْعَلِــيُّ </text:span><text:span text:style-name="T4">۴</text:span><text:span text:style-name="T1">لْكَبِيرُؐ </text:span><text:span text:style-name="T2">(29)</text:span><text:span text:style-name="T1"> أَلَمْ تَرَ أَنَّ </text:span><text:span text:style-name="T4">۰</text:span><text:span text:style-name="T1">لْفُلْــكَ تَجْرۣى فِى </text:span><text:span text:style-name="T4">۱</text:span><text:span text:style-name="T1">ڤْبَحْرۣ بِنِعْمَتِ </text:span><text:span text:style-name="T4">۱</text:span><text:span text:style-name="T1">للَّهِ لِيُرۣيَكُم مِّــنَ —ايَـٰتِهِؐ“ إِنَّ فِى ذَ؛لِــكَ ءَلاَيَـٰتٍ لِّكُــلّۣ صَبّۭارٍ شَكُورٍؐ </text:span><text:span text:style-name="T2">(30)</text:span><text:span text:style-name="T1"> وَإِذَا غَشِيَهُم مَّوْجٌ كَالظُّلَــلۣ دَعَوُاْ </text:span><text:span text:style-name="T4">۴</text:span><text:span text:style-name="T1">للَّهَ مُخْلِصِيــنَ لَهُ</text:span></text:p>
      <text:p text:style-name="P3" loext:marker-style-name="T1"/>
      <text:p text:style-name="P4" loext:marker-style-name="T1"><text:span text:style-name="T1">424</text:span></text:p>
      <text:p text:style-name="P2" loext:marker-style-name="T1"><text:span text:style-name="T4">۴</text:span><text:span text:style-name="T1">لدِّيــنَؐ فَلَمَّا نَجّۭيٰهُمُ; إِلَي </text:span><text:span text:style-name="T4">۰</text:span><text:span text:style-name="T1">لْبَرّۣ فَمِنْهُم مُّقْتَصِدٌؐ وَمَا يَجْحَدُ بِـَٔايَـٰتِنَآ إِلاَّ كُلُّ خَتّۭارٍكَفُورٍؐ </text:span><text:span text:style-name="T2">(31)</text:span><text:span text:style-name="T1"> ® يَـٰٓأَيُّهَا </text:span><text:span text:style-name="T4">۰</text:span><text:span text:style-name="T1">لنَّاسُ èتَّقُواْ رَبَّكُمْ وَاخْشَوْاْ يَوْماً لاَّ يَجْزۣى وَالِد٘ عَنْ وَّلَدِهِ” وَلاَ مَوْلُود٘ هُوَ جَاز۫ عَنْ وَّالِدِهِ” شَيْـٔاٗؐ اِنَّ وَعْدَ </text:span><text:span text:style-name="T4">۰</text:span><text:span text:style-name="T1">للَّهِ حَقٌّؐ فَلاَ تَغُرَّنَّكُمُ </text:span><text:span text:style-name="T4">۴</text:span><text:span text:style-name="T1">لْحَيَوٰةُ </text:span><text:span text:style-name="T4">۴</text:span><text:span text:style-name="T1">لدُّنْيۭاؐ وَلاَ يَغُرَّنَّكُم بِاللَّهِ </text:span><text:span text:style-name="T4">۱</text:span><text:span text:style-name="T1">لْغَرُورُؐ </text:span><text:span text:style-name="T2">(32)</text:span><text:span text:style-name="T1"> إِنَّ </text:span><text:span text:style-name="T4">۰</text:span><text:span text:style-name="T1">للَّهَ عِندَهُ„ عِلْمُ </text:span><text:span text:style-name="T4">۴</text:span><text:span text:style-name="T1">لسَّاعَةِؐ وَيُنَزّۣلُ </text:span><text:span text:style-name="T4">۴</text:span><text:span text:style-name="T1">لْغَيْثَؐ وَيَعْلَمُ مَا فِى </text:span><text:span text:style-name="T4">۱</text:span><text:span text:style-name="T1">لاَرْحَامِؐ وَمَا تَدْرۣى نَفْــسٌ مَّاذَا تَكْسِبُ غَداًؐ وَمَا تَدْرۣى نَفْسٛ بِأَيِّ أَرْضضضٍ تَمُوتُؐ إِنَّ </text:span><text:span text:style-name="T4">۰</text:span><text:span text:style-name="T1">للَّهَ عَلِيم٘ خَبِير٘ </text:span><text:span text:style-name="T2">(33)</text:span><text:span text:style-name="T1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46:27.184928148</meta:creation-date>
    <dc:date>2025-03-03T13:46:48.620171897</dc:date>
    <meta:editing-duration>PT24S</meta:editing-duration>
    <meta:editing-cycles>1</meta:editing-cycles>
    <meta:document-statistic meta:table-count="0" meta:image-count="0" meta:object-count="0" meta:page-count="5" meta:paragraph-count="10" meta:word-count="591" meta:character-count="3066" meta:non-whitespace-character-count="2484"/>
    <meta:generator>LibreOffice/24.8.2.1$Linux_X86_64 LibreOffice_project/0f794b6e29741098670a3b95d60478a65d05ef13</meta:generator>
  </office:meta>
</office:document-meta>
</file>